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559920.03444288" calcext:value-type="float">
            <text:p><text:s/>1,559,920 <text:s/></text:p>
          </table:table-cell>
          <table:table-cell table:style-name="ce41" office:value-type="float" office:value="122877.436617559" calcext:value-type="float">
            <text:p><text:s/>122,877 <text:s/></text:p>
          </table:table-cell>
          <table:table-cell table:style-name="ce41" office:value-type="float" office:value="1437042.59782533" calcext:value-type="float">
            <text:p><text:s/>1,437,043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856617.25777778" calcext:value-type="float">
            <text:p><text:s/>3,856,617 <text:s/></text:p>
          </table:table-cell>
          <table:table-cell table:style-name="ce42" office:value-type="float" office:value="1736106" calcext:value-type="float">
            <text:p><text:s/>1,736,106 <text:s/></text:p>
          </table:table-cell>
          <table:table-cell table:style-name="ce42" office:value-type="float" office:value="2120457.59111111" calcext:value-type="float">
            <text:p><text:s/>2,120,4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3.6666666666667" calcext:value-type="float">
            <text:p><text:s/>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6673.33333333333" calcext:value-type="float">
            <text:p><text:s/>6,6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6673.33333333333" calcext:value-type="float">
            <text:p><text:s/>6,6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905941.578231773" calcext:value-type="float">
            <text:p><text:s/>905,942 <text:s/></text:p>
          </table:table-cell>
          <table:table-cell table:style-name="ce42" office:value-type="float" office:value="99241.0355064475" calcext:value-type="float">
            <text:p><text:s/>99,241 <text:s/></text:p>
          </table:table-cell>
          <table:table-cell table:style-name="ce42" office:value-type="float" office:value="816852.598936437" calcext:value-type="float">
            <text:p><text:s/>816,8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-10152.0562111111" calcext:value-type="float">
            <text:p><text:s/>-10,1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503922.38065556" calcext:value-type="float">
            <text:p><text:s/>4,503,922 <text:s/></text:p>
          </table:table-cell>
          <table:table-cell table:style-name="ce43" office:value-type="float" office:value="1759742.40111111" calcext:value-type="float">
            <text:p><text:s/>1,759,742 <text:s/></text:p>
          </table:table-cell>
          <table:table-cell table:style-name="ce43" office:value-type="float" office:value="2740647.59" calcext:value-type="float">
            <text:p><text:s/>2,740,64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532.38954444443" calcext:value-type="float">
            <text:p><text:s/>3,532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462.933333333341" calcext:value-type="float">
            <text:p><text:s/>463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968169.10778889" calcext:value-type="float">
            <text:p><text:s/>3,968,169 <text:s/></text:p>
          </table:table-cell>
          <table:table-cell table:style-name="ce42" office:value-type="float" office:value="1759742.40111111" calcext:value-type="float">
            <text:p><text:s/>1,759,742 <text:s/></text:p>
          </table:table-cell>
          <table:table-cell table:style-name="ce42" office:value-type="float" office:value="1102186.72777778" calcext:value-type="float">
            <text:p><text:s/>1,102,1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06239.9789" calcext:value-type="float">
            <text:p><text:s/>1,106,2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766782.06777778" calcext:value-type="float">
            <text:p><text:s/>1,766,782 <text:s/></text:p>
          </table:table-cell>
          <table:table-cell table:style-name="ce42" office:value-type="float" office:value="1759742.40111111" calcext:value-type="float">
            <text:p><text:s/>1,759,7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39.66666666667" calcext:value-type="float">
            <text:p><text:s/>7,0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1099200.31223333" calcext:value-type="float">
            <text:p><text:s/>1,099,2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099200.31223333" calcext:value-type="float">
            <text:p><text:s/>1,099,2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02186.72777778" calcext:value-type="float">
            <text:p><text:s/>1,102,1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02186.72777778" calcext:value-type="float">
            <text:p><text:s/>1,102,1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767920.15555556" calcext:value-type="float">
            <text:p><text:s/>1,767,9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15504.22222222" calcext:value-type="float">
            <text:p><text:s/>1,415,5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767920.15555556" calcext:value-type="float">
            <text:p><text:s/>1,767,9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415504.22222222" calcext:value-type="float">
            <text:p><text:s/>1,415,5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64231.603333333" calcext:value-type="float">
            <text:p><text:s/>164,2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2581.847777778" calcext:value-type="float">
            <text:p><text:s/>142,5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271.22222222222" calcext:value-type="float">
            <text:p><text:s/>6,2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7082.72333333333" calcext:value-type="float">
            <text:p><text:s/>7,0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21.27888888889" calcext:value-type="float">
            <text:p><text:s/>6,3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1.444444444444" calcext:value-type="float">
            <text:p><text:s/>7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57148.88" calcext:value-type="float">
            <text:p><text:s/>157,1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6260.568888889" calcext:value-type="float">
            <text:p><text:s/>136,2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509.77777777778" calcext:value-type="float">
            <text:p><text:s/>5,51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887.167322222222" calcext:value-type="float">
            <text:p><text:s/>88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887.167322222222" calcext:value-type="float">
            <text:p><text:s/>88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138091.72443333" calcext:value-type="float">
            <text:p><text:s/>2,138,09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495879.01444444" calcext:value-type="float">
            <text:p><text:s/>1,495,87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305638.243322222" calcext:value-type="float">
            <text:p><text:s/>305,63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138091.72443333" calcext:value-type="float">
            <text:p><text:s/>2,138,09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495879.01444444" calcext:value-type="float">
            <text:p><text:s/>1,495,879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305638.243322222" calcext:value-type="float">
            <text:p><text:s/>305,63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026735.47776667" calcext:value-type="float">
            <text:p><text:s/>2,026,7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1705.85666667" calcext:value-type="float">
            <text:p><text:s/>1,391,7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4612.354433333" calcext:value-type="float">
            <text:p><text:s/>304,6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6200.0766666667" calcext:value-type="float">
            <text:p><text:s/>26,2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191.5211111111" calcext:value-type="float">
            <text:p><text:s/>26,1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.55555555555556" calcext:value-type="float">
            <text:p><text:s/>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1148.3344444444" calcext:value-type="float">
            <text:p><text:s/>11,1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60.80111111111" calcext:value-type="float">
            <text:p><text:s/>7,0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54.66666666667" calcext:value-type="float">
            <text:p><text:s/>3,85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5950.12" calcext:value-type="float">
            <text:p><text:s/>15,9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50.12" calcext:value-type="float">
            <text:p><text:s/>15,9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382.85" calcext:value-type="float">
            <text:p><text:s/>3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2.85" calcext:value-type="float">
            <text:p><text:s/>3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75144.62" calcext:value-type="float">
            <text:p><text:s/>75,1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144.62" calcext:value-type="float">
            <text:p><text:s/>75,1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95853.1977777778" calcext:value-type="float">
            <text:p><text:s/>95,8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5832.6644444444" calcext:value-type="float">
            <text:p><text:s/>95,8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65090.7911111111" calcext:value-type="float">
            <text:p><text:s/>65,0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090.7911111111" calcext:value-type="float">
            <text:p><text:s/>65,0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4200.87888888889" calcext:value-type="float">
            <text:p><text:s/>4,2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00.87888888889" calcext:value-type="float">
            <text:p><text:s/>4,2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26561.5277777778" calcext:value-type="float">
            <text:p><text:s/>26,562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26540.9944444444" calcext:value-type="float">
            <text:p><text:s/>26,541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362.54444444444" calcext:value-type="float">
            <text:p><text:s/>2,3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62.54444444444" calcext:value-type="float">
            <text:p><text:s/>2,3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188501.84777778" calcext:value-type="float">
            <text:p><text:s/>1,188,5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60147.95888889" calcext:value-type="float">
            <text:p><text:s/>1,160,1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353.8888888889" calcext:value-type="float">
            <text:p><text:s/>28,3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893608.443333333" calcext:value-type="float">
            <text:p><text:s/>893,6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3608.443333333" calcext:value-type="float">
            <text:p><text:s/>893,6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94893.404444444" calcext:value-type="float">
            <text:p><text:s/>294,8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6539.515555556" calcext:value-type="float">
            <text:p><text:s/>266,5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353.8888888889" calcext:value-type="float">
            <text:p><text:s/>28,35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93147.452211111" calcext:value-type="float">
            <text:p><text:s/>593,1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05.18666666667" calcext:value-type="float">
            <text:p><text:s/>5,5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7482.132211111" calcext:value-type="float">
            <text:p><text:s/>257,4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93147.452211111" calcext:value-type="float">
            <text:p><text:s/>593,1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05.18666666667" calcext:value-type="float">
            <text:p><text:s/>5,5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7482.132211111" calcext:value-type="float">
            <text:p><text:s/>257,4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8040.7011111111" calcext:value-type="float">
            <text:p><text:s/>18,041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3127.59" calcext:value-type="float">
            <text:p><text:s/>3,12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4913.1111111111" calcext:value-type="float">
            <text:p><text:s/>14,913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3.73333333333333" calcext:value-type="float">
            <text:p><text:s/>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1612.22222222222" calcext:value-type="float">
            <text:p><text:s/>1,6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0.777777777778" calcext:value-type="float">
            <text:p><text:s/>8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1.444444444444" calcext:value-type="float">
            <text:p><text:s/>7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1612.22222222222" calcext:value-type="float">
            <text:p><text:s/>1,6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50.777777777778" calcext:value-type="float">
            <text:p><text:s/>8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61.444444444444" calcext:value-type="float">
            <text:p><text:s/>7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278.138888888889" calcext:value-type="float">
            <text:p><text:s/>2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8.138888888889" calcext:value-type="float">
            <text:p><text:s/>2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278.138888888889" calcext:value-type="float">
            <text:p><text:s/>2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8.138888888889" calcext:value-type="float">
            <text:p><text:s/>2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03406.813333333" calcext:value-type="float">
            <text:p><text:s/>103,4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2569.768888889" calcext:value-type="float">
            <text:p><text:s/>102,5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4.444444444444" calcext:value-type="float">
            <text:p><text:s/>26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457.8" calcext:value-type="float">
            <text:p><text:s/>45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42312.5944444444" calcext:value-type="float">
            <text:p><text:s/>42,3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286.9277777778" calcext:value-type="float">
            <text:p><text:s/>42,2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0636.4188888889" calcext:value-type="float">
            <text:p><text:s/>60,63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0282.8411111111" calcext:value-type="float">
            <text:p><text:s/>60,28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64.444444444444" calcext:value-type="float">
            <text:p><text:s/>26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059.07222222222" calcext:value-type="float">
            <text:p><text:s/>6,05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74.472222222222" calcext:value-type="float">
            <text:p><text:s/>47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326872.448" calcext:value-type="float">
            <text:p><text:s/>4,326,8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26872.448" calcext:value-type="float">
            <text:p><text:s/>4,326,8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326872.448" calcext:value-type="float">
            <text:p><text:s/>4,326,8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26872.448" calcext:value-type="float">
            <text:p><text:s/>4,326,8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138986" calcext:value-type="float">
            <text:p><text:s/>138,986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139037.0386667" calcext:value-type="float">
            <text:p><text:s/>20,139,037 <text:s/></text:p>
          </table:table-cell>
          <table:table-cell table:style-name="ce42" office:value-type="float" office:value="18923738" calcext:value-type="float">
            <text:p><text:s/>18,923,73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4635.638666667" calcext:value-type="float">
            <text:p><text:s/>304,6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4863.973823121" calcext:value-type="float">
            <text:p><text:s/>734,8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6660.8" calcext:value-type="float">
            <text:p><text:s/>256,6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3430.168888889" calcext:value-type="float">
            <text:p><text:s/>303,4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516539.675066091" calcext:value-type="float">
            <text:p><text:s/>-516,540 <text:s/></text:p>
          </table:table-cell>
          <table:table-cell table:style-name="ce42" office:value-type="float" office:value="67014" calcext:value-type="float">
            <text:p><text:s/>67,01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11.132" calcext:value-type="float">
            <text:p><text:s/>2,61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9499607.7710207" calcext:value-type="float">
            <text:p><text:s/>19,499,608 <text:s/></text:p>
          </table:table-cell>
          <table:table-cell table:style-name="ce43" office:value-type="float" office:value="18995710" calcext:value-type="float">
            <text:p><text:s/>18,995,71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02024.506666667" calcext:value-type="float">
            <text:p><text:s/>302,02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8380.87692308" calcext:value-type="float">
            <text:p><text:s/>1,058,3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462.933333333341" calcext:value-type="float">
            <text:p><text:s/>463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988984.8555556" calcext:value-type="float">
            <text:p><text:s/>23,988,985 <text:s/></text:p>
          </table:table-cell>
          <table:table-cell table:style-name="ce42" office:value-type="float" office:value="18995710" calcext:value-type="float">
            <text:p><text:s/>18,995,7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017125.4333333" calcext:value-type="float">
            <text:p><text:s/>19,017,125 <text:s/></text:p>
          </table:table-cell>
          <table:table-cell table:style-name="ce42" office:value-type="float" office:value="18995710" calcext:value-type="float">
            <text:p><text:s/>18,995,7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71859.42222222" calcext:value-type="float">
            <text:p><text:s/>4,971,8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52415.933333333" calcext:value-type="float">
            <text:p><text:s/>352,4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462674.9143349" calcext:value-type="float">
            <text:p><text:s/>20,462,67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4120" calcext:value-type="float">
            <text:p><text:s/>784,120 <text:s/></text:p>
          </table:table-cell>
          <table:table-cell table:style-name="ce42" office:value-type="float" office:value="618319.153333333" calcext:value-type="float">
            <text:p><text:s/>618,31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52415.933333333" calcext:value-type="float">
            <text:p><text:s/>352,4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185627.5810016" calcext:value-type="float">
            <text:p><text:s/>20,185,6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4120" calcext:value-type="float">
            <text:p><text:s/>784,120 <text:s/></text:p>
          </table:table-cell>
          <table:table-cell table:style-name="ce42" office:value-type="float" office:value="618319.153333333" calcext:value-type="float">
            <text:p><text:s/>618,31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77047.333333333" calcext:value-type="float">
            <text:p><text:s/>277,04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5378.5333333333" calcext:value-type="float">
            <text:p><text:s/>15,3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06715.15911111" calcext:value-type="float">
            <text:p><text:s/>1,806,71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4120" calcext:value-type="float">
            <text:p><text:s/>784,120 <text:s/></text:p>
          </table:table-cell>
          <table:table-cell table:style-name="ce42" office:value-type="float" office:value="17415.8813333333" calcext:value-type="float">
            <text:p><text:s/>17,4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2.222222222222" calcext:value-type="float">
            <text:p><text:s/>50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5378.5333333333" calcext:value-type="float">
            <text:p><text:s/>15,3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980.677777778" calcext:value-type="float">
            <text:p><text:s/>140,9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59236.748" calcext:value-type="float">
            <text:p><text:s/>1,659,2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4120" calcext:value-type="float">
            <text:p><text:s/>784,120 <text:s/></text:p>
          </table:table-cell>
          <table:table-cell table:style-name="ce42" office:value-type="float" office:value="17415.8813333333" calcext:value-type="float">
            <text:p><text:s/>17,4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56.87777777778" calcext:value-type="float">
            <text:p><text:s/>5,5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38.633333333333" calcext:value-type="float">
            <text:p><text:s/>43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36574.466666667" calcext:value-type="float">
            <text:p><text:s/>336,574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3108201.7937659" calcext:value-type="float">
            <text:p><text:s/>13,108,202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902927.778666667" calcext:value-type="float">
            <text:p><text:s/>902,92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36574.466666667" calcext:value-type="float">
            <text:p><text:s/>336,574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0090266.0431111" calcext:value-type="float">
            <text:p><text:s/>10,090,26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902927.778666667" calcext:value-type="float">
            <text:p><text:s/>902,9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30417.266666667" calcext:value-type="float">
            <text:p><text:s/>330,4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95268.58311111" calcext:value-type="float">
            <text:p><text:s/>4,095,2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845.872" calcext:value-type="float">
            <text:p><text:s/>18,84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131.7555555556" calcext:value-type="float">
            <text:p><text:s/>48,1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32.866666666667" calcext:value-type="float">
            <text:p><text:s/>23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0771.460888889" calcext:value-type="float">
            <text:p><text:s/>380,7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1.238666666667" calcext:value-type="float">
            <text:p><text:s/>3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8004.548444444" calcext:value-type="float">
            <text:p><text:s/>668,0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004" calcext:value-type="float">
            <text:p><text:s/>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074.7222222222" calcext:value-type="float">
            <text:p><text:s/>21,07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72.1777777778" calcext:value-type="float">
            <text:p><text:s/>10,9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0356.266666667" calcext:value-type="float">
            <text:p><text:s/>420,3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1.933333333333" calcext:value-type="float">
            <text:p><text:s/>4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0.5333333333333" calcext:value-type="float">
            <text:p><text:s/>2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0457.928" calcext:value-type="float">
            <text:p><text:s/>480,4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3.628" calcext:value-type="float">
            <text:p><text:s/>3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7978.750222222" calcext:value-type="float">
            <text:p><text:s/>417,9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3.628" calcext:value-type="float">
            <text:p><text:s/>3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17978.750222222" calcext:value-type="float">
            <text:p>( 417,97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53.628" calcext:value-type="float">
            <text:p>( 35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20.5333333333333" calcext:value-type="float">
            <text:p><text:s/>21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62479.1777777778" calcext:value-type="float">
            <text:p><text:s/>62,479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805.2613333333" calcext:value-type="float">
            <text:p><text:s/>41,8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48.961333333333" calcext:value-type="float">
            <text:p><text:s/>9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995.008" calcext:value-type="float">
            <text:p><text:s/>104,9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9.541333333333" calcext:value-type="float">
            <text:p><text:s/>110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99102.665777778" calcext:value-type="float">
            <text:p><text:s/>399,10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490.554666666667" calcext:value-type="float">
            <text:p><text:s/>4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3525.325777778" calcext:value-type="float">
            <text:p><text:s/>833,5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99.48133333333" calcext:value-type="float">
            <text:p><text:s/>4,1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5447.611111111" calcext:value-type="float">
            <text:p><text:s/>425,4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8077.714666667" calcext:value-type="float">
            <text:p><text:s/>408,0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99.48133333333" calcext:value-type="float">
            <text:p><text:s/>4,1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0797.2142222222" calcext:value-type="float">
            <text:p>( 20,79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56.025333333333" calcext:value-type="float">
            <text:p>( 456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43292.068" calcext:value-type="float">
            <text:p>( 143,292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722.734666666667" calcext:value-type="float">
            <text:p>( 72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30160.133333333" calcext:value-type="float">
            <text:p><text:s/>330,16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3260.027555556" calcext:value-type="float">
            <text:p><text:s/>373,2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07.672" calcext:value-type="float">
            <text:p><text:s/>3,3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30160.133333333" calcext:value-type="float">
            <text:p><text:s/>330,16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2678.894222222" calcext:value-type="float">
            <text:p><text:s/>332,6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07.672" calcext:value-type="float">
            <text:p><text:s/>3,3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581.1333333333" calcext:value-type="float">
            <text:p><text:s/>40,5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19.64444444444" calcext:value-type="float">
            <text:p>( 1,02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517.2431111111" calcext:value-type="float">
            <text:p><text:s/>91,5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67.932" calcext:value-type="float">
            <text:p><text:s/>46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0208.4106666667" calcext:value-type="float">
            <text:p><text:s/>20,20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7.144" calcext:value-type="float">
            <text:p><text:s/>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025.2777777778" calcext:value-type="float">
            <text:p><text:s/>29,0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419.5884444444" calcext:value-type="float">
            <text:p><text:s/>34,4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6.6773333333333" calcext:value-type="float">
            <text:p><text:s/>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3.73333333333333" calcext:value-type="float">
            <text:p><text:s/>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430.9262222222" calcext:value-type="float">
            <text:p><text:s/>20,4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68.03733333333" calcext:value-type="float">
            <text:p><text:s/>8,5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43.8" calcext:value-type="float">
            <text:p><text:s/>2,0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674.255555556" calcext:value-type="float">
            <text:p><text:s/>114,6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81795.37555556" calcext:value-type="float">
            <text:p><text:s/>3,381,79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138.1088888889" calcext:value-type="float">
            <text:p><text:s/>51,1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65729.8" calcext:value-type="float">
            <text:p><text:s/>3,265,7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230.3111111111" calcext:value-type="float">
            <text:p><text:s/>46,2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697.1555555556" calcext:value-type="float">
            <text:p><text:s/>18,6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6578.966666667" calcext:value-type="float">
            <text:p><text:s/>806,5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47.9" calcext:value-type="float">
            <text:p><text:s/>12,3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94231.066666667" calcext:value-type="float">
            <text:p><text:s/>794,23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572.6" calcext:value-type="float">
            <text:p><text:s/>57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22541.211111111" calcext:value-type="float">
            <text:p><text:s/>922,5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457.8" calcext:value-type="float">
            <text:p><text:s/>45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499.1666666667" calcext:value-type="float">
            <text:p><text:s/>76,49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130.5888888889" calcext:value-type="float">
            <text:p><text:s/>63,1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66.5777777778" calcext:value-type="float">
            <text:p><text:s/>12,16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38.8666666667" calcext:value-type="float">
            <text:p><text:s/>12,7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5.6666666666667" calcext:value-type="float">
            <text:p><text:s/>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7900.277777778" calcext:value-type="float">
            <text:p><text:s/>707,9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89.1333333333333" calcext:value-type="float">
            <text:p><text:s/>8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0105.7333333333" calcext:value-type="float">
            <text:p><text:s/>50,10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584.6" calcext:value-type="float">
            <text:p><text:s/>5,585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84081.906666667" calcext:value-type="float">
            <text:p><text:s/>884,082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884081.906666667" calcext:value-type="float">
            <text:p><text:s/>884,0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17935.7506548" calcext:value-type="float">
            <text:p><text:s/>3,017,9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17935.7506548" calcext:value-type="float">
            <text:p><text:s/>3,017,9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214255.33333333" calcext:value-type="float">
            <text:p>( 2,214,255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531534.315" calcext:value-type="float">
            <text:p><text:s/>20,531,5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531534.315" calcext:value-type="float">
            <text:p><text:s/>20,531,5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8602.2" calcext:value-type="float">
            <text:p><text:s/>168,6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60083.555555556" calcext:value-type="float">
            <text:p><text:s/>360,084 <text:s/></text:p>
          </table:table-cell>
          <table:table-cell table:style-name="ce42" office:value-type="float" office:value="28299.3333333333" calcext:value-type="float">
            <text:p><text:s/>28,29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03430.168888889" calcext:value-type="float">
            <text:p><text:s/>303,43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924.6" calcext:value-type="float">
            <text:p><text:s/>-925 <text:s/></text:p>
          </table:table-cell>
          <table:table-cell table:style-name="ce42" office:value-type="float" office:value="-169526.933333333" calcext:value-type="float">
            <text:p><text:s/>-169,527 <text:s/></text:p>
          </table:table-cell>
          <table:table-cell table:style-name="ce42" office:value-type="float" office:value="-33784.4000000001" calcext:value-type="float">
            <text:p><text:s/>-33,7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834.16666666667" calcext:value-type="float">
            <text:p><text:s/>6,834 <text:s/></text:p>
          </table:table-cell>
          <table:table-cell table:style-name="ce42" office:value-type="float" office:value="82451.7206636937" calcext:value-type="float">
            <text:p><text:s/>82,452 <text:s/></text:p>
          </table:table-cell>
          <table:table-cell table:style-name="ce42" office:value-type="float" office:value="-22737.053997027" calcext:value-type="float">
            <text:p><text:s/>-22,737 <text:s/></text:p>
          </table:table-cell>
          <table:table-cell table:style-name="ce42" office:value-type="float" office:value="-5231.27777777778" calcext:value-type="float">
            <text:p><text:s/>-5,23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24.6" calcext:value-type="float">
            <text:p><text:s/>925 <text:s/></text:p>
          </table:table-cell>
          <table:table-cell table:style-name="ce43" office:value-type="float" office:value="338129.133333333" calcext:value-type="float">
            <text:p><text:s/>338,129 <text:s/></text:p>
          </table:table-cell>
          <table:table-cell table:style-name="ce43" office:value-type="float" office:value="33784.4000000001" calcext:value-type="float">
            <text:p><text:s/>33,78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6834.16666666667" calcext:value-type="float">
            <text:p><text:s/>-6,834 <text:s/></text:p>
          </table:table-cell>
          <table:table-cell table:style-name="ce43" office:value-type="float" office:value="-82451.7206636937" calcext:value-type="float">
            <text:p><text:s/>-82,452 <text:s/></text:p>
          </table:table-cell>
          <table:table-cell table:style-name="ce43" office:value-type="float" office:value="-640776.670447417" calcext:value-type="float">
            <text:p><text:s/>-640,777 <text:s/></text:p>
          </table:table-cell>
          <table:table-cell table:style-name="ce43" office:value-type="float" office:value="-23068.0555555556" calcext:value-type="float">
            <text:p><text:s/>-23,06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7047.333333333" calcext:value-type="float">
            <text:p><text:s/>277,0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415.4333333333" calcext:value-type="float">
            <text:p><text:s/>21,4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415.4333333333" calcext:value-type="float">
            <text:p><text:s/>21,4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506.7888888889" calcext:value-type="float">
            <text:p><text:s/>22,507 <text:s/></text:p>
          </table:table-cell>
          <table:table-cell table:style-name="ce42" office:value-type="float" office:value="2153620.73333333" calcext:value-type="float">
            <text:p><text:s/>2,153,621 <text:s/></text:p>
          </table:table-cell>
          <table:table-cell table:style-name="ce42" office:value-type="float" office:value="1910589.2" calcext:value-type="float">
            <text:p><text:s/>1,910,5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131.6666666667" calcext:value-type="float">
            <text:p><text:s/>38,132 <text:s/></text:p>
          </table:table-cell>
          <table:table-cell table:style-name="ce42" office:value-type="float" office:value="206877.921552583" calcext:value-type="float">
            <text:p><text:s/>206,878 <text:s/></text:p>
          </table:table-cell>
          <table:table-cell table:style-name="ce42" office:value-type="float" office:value="751473.189558528" calcext:value-type="float">
            <text:p><text:s/>751,473 <text:s/></text:p>
          </table:table-cell>
          <table:table-cell table:style-name="ce42" office:value-type="float" office:value="78793.1111111111" calcext:value-type="float">
            <text:p><text:s/>78,79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506.7888888889" calcext:value-type="float">
            <text:p><text:s/>22,507 <text:s/></text:p>
          </table:table-cell>
          <table:table-cell table:style-name="ce42" office:value-type="float" office:value="2153620.73333333" calcext:value-type="float">
            <text:p><text:s/>2,153,621 <text:s/></text:p>
          </table:table-cell>
          <table:table-cell table:style-name="ce42" office:value-type="float" office:value="1633541.86666667" calcext:value-type="float">
            <text:p><text:s/>1,633,5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131.6666666667" calcext:value-type="float">
            <text:p><text:s/>38,132 <text:s/></text:p>
          </table:table-cell>
          <table:table-cell table:style-name="ce42" office:value-type="float" office:value="206877.921552583" calcext:value-type="float">
            <text:p><text:s/>206,878 <text:s/></text:p>
          </table:table-cell>
          <table:table-cell table:style-name="ce42" office:value-type="float" office:value="751473.189558528" calcext:value-type="float">
            <text:p><text:s/>751,473 <text:s/></text:p>
          </table:table-cell>
          <table:table-cell table:style-name="ce42" office:value-type="float" office:value="78793.1111111111" calcext:value-type="float">
            <text:p><text:s/>78,79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77047.333333333" calcext:value-type="float">
            <text:p><text:s/>277,04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15.95555555556" calcext:value-type="float">
            <text:p><text:s/>2,01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22.8" calcext:value-type="float">
            <text:p><text:s/>12,4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6.666666666667" calcext:value-type="float">
            <text:p><text:s/>2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6" calcext:value-type="float">
            <text:p><text:s/>376 <text:s/></text:p>
          </table:table-cell>
          <table:table-cell table:style-name="ce42" office:value-type="float" office:value="116.166666666667" calcext:value-type="float">
            <text:p><text:s/>1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.7333333333333" calcext:value-type="float">
            <text:p><text:s/>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3.877777777778" calcext:value-type="float">
            <text:p><text:s/>1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.8" calcext:value-type="float">
            <text:p><text:s/>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.6666666666667" calcext:value-type="float">
            <text:p><text:s/>4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32.07777777778" calcext:value-type="float">
            <text:p><text:s/>1,8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52.86666666667" calcext:value-type="float">
            <text:p><text:s/>6,5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6.666666666667" calcext:value-type="float">
            <text:p><text:s/>2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6" calcext:value-type="float">
            <text:p><text:s/>376 <text:s/></text:p>
          </table:table-cell>
          <table:table-cell table:style-name="ce42" office:value-type="float" office:value="42.5" calcext:value-type="float">
            <text:p><text:s/>4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27.6" calcext:value-type="float">
            <text:p><text:s/>5,5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.2777777777778" calcext:value-type="float">
            <text:p><text:s/>2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02.8" calcext:value-type="float">
            <text:p><text:s/>20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.72222222222222" calcext:value-type="float">
            <text:p><text:s/>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214702.53333333" calcext:value-type="float">
            <text:p><text:s/>2,214,703 <text:s/></text:p>
          </table:table-cell>
          <table:table-cell table:style-name="ce44" office:value-type="float" office:value="1931950.8" calcext:value-type="float">
            <text:p><text:s/>1,931,95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070.8333333333" calcext:value-type="float">
            <text:p><text:s/>31,071 <text:s/></text:p>
          </table:table-cell>
          <table:table-cell table:style-name="ce44" office:value-type="float" office:value="124426.200888889" calcext:value-type="float">
            <text:p><text:s/>124,426 <text:s/></text:p>
          </table:table-cell>
          <table:table-cell table:style-name="ce44" office:value-type="float" office:value="110320.519111111" calcext:value-type="float">
            <text:p><text:s/>110,321 <text:s/></text:p>
          </table:table-cell>
          <table:table-cell table:style-name="ce44" office:value-type="float" office:value="55608.8888888889" calcext:value-type="float">
            <text:p><text:s/>55,60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47.2" calcext:value-type="float">
            <text:p><text:s/>447 <text:s/></text:p>
          </table:table-cell>
          <table:table-cell table:style-name="ce44" office:value-type="float" office:value="1931950.8" calcext:value-type="float">
            <text:p><text:s/>1,931,95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1070.8333333333" calcext:value-type="float">
            <text:p><text:s/>31,071 <text:s/></text:p>
          </table:table-cell>
          <table:table-cell table:style-name="ce44" office:value-type="float" office:value="124426.200888889" calcext:value-type="float">
            <text:p><text:s/>124,426 <text:s/></text:p>
          </table:table-cell>
          <table:table-cell table:style-name="ce44" office:value-type="float" office:value="110320.519111111" calcext:value-type="float">
            <text:p><text:s/>110,321 <text:s/></text:p>
          </table:table-cell>
          <table:table-cell table:style-name="ce44" office:value-type="float" office:value="55608.8888888889" calcext:value-type="float">
            <text:p><text:s/>55,6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.2" calcext:value-type="float">
            <text:p><text:s/>447 <text:s/></text:p>
          </table:table-cell>
          <table:table-cell table:style-name="ce42" office:value-type="float" office:value="21070.4" calcext:value-type="float">
            <text:p><text:s/>21,0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648.88888888889" calcext:value-type="float">
            <text:p><text:s/>6,6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8.06666666667" calcext:value-type="float">
            <text:p><text:s/>1,2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47.26666666667" calcext:value-type="float">
            <text:p><text:s/>2,2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84.55555555556" calcext:value-type="float">
            <text:p><text:s/>1,3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1.466666666667" calcext:value-type="float">
            <text:p><text:s/>7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7.5" calcext:value-type="float">
            <text:p><text:s/>9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" calcext:value-type="float">
            <text:p><text:s/>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3.833333333333" calcext:value-type="float">
            <text:p><text:s/>2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9.4" calcext:value-type="float">
            <text:p><text:s/>3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1.2222222222222" calcext:value-type="float">
            <text:p><text:s/>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2.133333333333" calcext:value-type="float">
            <text:p><text:s/>7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1.111111111111" calcext:value-type="float">
            <text:p><text:s/>4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2.533333333333" calcext:value-type="float">
            <text:p><text:s/>1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1.444444444444" calcext:value-type="float">
            <text:p><text:s/>1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6.933333333333" calcext:value-type="float">
            <text:p><text:s/>9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35.722222222222" calcext:value-type="float">
            <text:p><text:s/>7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4.8" calcext:value-type="float">
            <text:p><text:s/>7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6.277777777778" calcext:value-type="float">
            <text:p><text:s/>7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74.8" calcext:value-type="float">
            <text:p>( 77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26.277777777778" calcext:value-type="float">
            <text:p>( 72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42.133333333333" calcext:value-type="float">
            <text:p><text:s/>14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9.44444444444444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6.333333333333" calcext:value-type="float">
            <text:p><text:s/>3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0.055555555556" calcext:value-type="float">
            <text:p><text:s/>2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9" calcext:value-type="float">
            <text:p><text:s/>6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020.06666666667" calcext:value-type="float">
            <text:p><text:s/>1,02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1.3333333333333" calcext:value-type="float">
            <text:p><text:s/>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4.933333333333" calcext:value-type="float">
            <text:p><text:s/>8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4.111111111111" calcext:value-type="float">
            <text:p><text:s/>4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4.8" calcext:value-type="float">
            <text:p><text:s/>6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0.133333333333" calcext:value-type="float">
            <text:p><text:s/>2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3.166666666667" calcext:value-type="float">
            <text:p><text:s/>4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0.866666666666667" calcext:value-type="float">
            <text:p>( 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6.0555555555556" calcext:value-type="float">
            <text:p>( 16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62.4" calcext:value-type="float">
            <text:p>( 62 <text:s/>)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.2" calcext:value-type="float">
            <text:p><text:s/>447 <text:s/></text:p>
          </table:table-cell>
          <table:table-cell table:style-name="ce42" office:value-type="float" office:value="742.733333333333" calcext:value-type="float">
            <text:p><text:s/>7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18.33333333333" calcext:value-type="float">
            <text:p><text:s/>1,2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1.8" calcext:value-type="float">
            <text:p><text:s/>6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63.55555555556" calcext:value-type="float">
            <text:p><text:s/>1,1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7.2" calcext:value-type="float">
            <text:p><text:s/>447 <text:s/></text:p>
          </table:table-cell>
          <table:table-cell table:style-name="ce42" office:value-type="float" office:value="110.933333333333" calcext:value-type="float">
            <text:p><text:s/>1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.7777777777778" calcext:value-type="float">
            <text:p><text:s/>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47.2" calcext:value-type="float">
            <text:p>( 44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1.8" calcext:value-type="float">
            <text:p><text:s/>6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9.555555555556" calcext:value-type="float">
            <text:p><text:s/>280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63.133333333333" calcext:value-type="float">
            <text:p><text:s/>36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45.3333333333333" calcext:value-type="float">
            <text:p><text:s/>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0.33333333333" calcext:value-type="float">
            <text:p><text:s/>1,2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.3888888888889" calcext:value-type="float">
            <text:p><text:s/>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37.6" calcext:value-type="float">
            <text:p><text:s/>3,8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5" calcext:value-type="float">
            <text:p><text:s/>2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.3333333333333" calcext:value-type="float">
            <text:p><text:s/>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01.93333333333" calcext:value-type="float">
            <text:p><text:s/>1,50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90.4" calcext:value-type="float">
            <text:p><text:s/>3,3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.6111111111111" calcext:value-type="float">
            <text:p><text:s/>4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95188.2" calcext:value-type="float">
            <text:p><text:s/>1,795,1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42.5" calcext:value-type="float">
            <text:p><text:s/>1,7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395.6088888889" calcext:value-type="float">
            <text:p><text:s/>49,3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42.5" calcext:value-type="float">
            <text:p><text:s/>1,7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395.6088888889" calcext:value-type="float">
            <text:p><text:s/>49,39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95188.2" calcext:value-type="float">
            <text:p><text:s/>1,795,1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7" calcext:value-type="float">
            <text:p><text:s/>1,1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.5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2.26666666667" calcext:value-type="float">
            <text:p><text:s/>1,1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.7333333333333" calcext:value-type="float">
            <text:p><text:s/>1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5.66666666666667" calcext:value-type="float">
            <text:p><text:s/>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535.2" calcext:value-type="float">
            <text:p><text:s/>114,5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328.3333333333" calcext:value-type="float">
            <text:p><text:s/>29,328 <text:s/></text:p>
          </table:table-cell>
          <table:table-cell table:style-name="ce42" office:value-type="float" office:value="124426.200888889" calcext:value-type="float">
            <text:p><text:s/>124,426 <text:s/></text:p>
          </table:table-cell>
          <table:table-cell table:style-name="ce42" office:value-type="float" office:value="60924.9102222222" calcext:value-type="float">
            <text:p><text:s/>60,925 <text:s/></text:p>
          </table:table-cell>
          <table:table-cell table:style-name="ce42" office:value-type="float" office:value="48951.5" calcext:value-type="float">
            <text:p><text:s/>48,9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7098.9444444444" calcext:value-type="float">
            <text:p><text:s/>27,0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60.53333333333" calcext:value-type="float">
            <text:p><text:s/>2,9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0.722222222222" calcext:value-type="float">
            <text:p><text:s/>1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59.46666666667" calcext:value-type="float">
            <text:p><text:s/>9,2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02.86666666667" calcext:value-type="float">
            <text:p><text:s/>3,3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813.5333333333" calcext:value-type="float">
            <text:p><text:s/>89,8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328.3333333333" calcext:value-type="float">
            <text:p><text:s/>29,328 <text:s/></text:p>
          </table:table-cell>
          <table:table-cell table:style-name="ce42" office:value-type="float" office:value="124426.200888889" calcext:value-type="float">
            <text:p><text:s/>124,426 <text:s/></text:p>
          </table:table-cell>
          <table:table-cell table:style-name="ce42" office:value-type="float" office:value="60924.9102222222" calcext:value-type="float">
            <text:p><text:s/>60,925 <text:s/></text:p>
          </table:table-cell>
          <table:table-cell table:style-name="ce42" office:value-type="float" office:value="20344.2777777778" calcext:value-type="float">
            <text:p><text:s/>20,34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198.8" calcext:value-type="float">
            <text:p><text:s/>9,19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367.55555555556" calcext:value-type="float">
            <text:p><text:s/>1,368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14255.33333333" calcext:value-type="float">
            <text:p><text:s/>2,214,2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14255.33333333" calcext:value-type="float">
            <text:p><text:s/>2,214,2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14255.33333333" calcext:value-type="float">
            <text:p>( 2,214,25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5849.5111111111" calcext:value-type="float">
            <text:p><text:s/>25,850 <text:s/></text:p>
          </table:table-cell>
          <table:table-cell table:style-name="ce42" office:value-type="float" office:value="649508.755555556" calcext:value-type="float">
            <text:p><text:s/>649,5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6702.9333333333" calcext:value-type="float">
            <text:p><text:s/>66,7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96332.6222222222" calcext:value-type="float">
            <text:p><text:s/>96,33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885.3322772277" calcext:value-type="float">
            <text:p><text:s/>75,885 <text:s/></text:p>
          </table:table-cell>
          <table:table-cell table:style-name="ce42" office:value-type="float" office:value="70723.3333333333" calcext:value-type="float">
            <text:p><text:s/>70,723 <text:s/></text:p>
          </table:table-cell>
          <table:table-cell table:style-name="ce42" office:value-type="float" office:value="387.333333333333" calcext:value-type="float">
            <text:p><text:s/>38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152.463768116" calcext:value-type="float">
            <text:p><text:s/>103,1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45695.4666666667" calcext:value-type="float">
            <text:p><text:s/>45,695 <text:s/></text:p>
          </table:table-cell>
          <table:table-cell table:style-name="ce42" office:value-type="float" office:value="208508.8" calcext:value-type="float">
            <text:p><text:s/>208,5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56.53333333333" calcext:value-type="float">
            <text:p><text:s/>2,4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285865.066666667" calcext:value-type="float">
            <text:p><text:s/>285,865 <text:s/></text:p>
          </table:table-cell>
          <table:table-cell table:style-name="ce42" office:value-type="float" office:value="-748952.499145299" calcext:value-type="float">
            <text:p><text:s/>-748,9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216.7920792079" calcext:value-type="float">
            <text:p><text:s/>31,217 <text:s/></text:p>
          </table:table-cell>
          <table:table-cell table:style-name="ce42" office:value-type="float" office:value="-3617.77777777778" calcext:value-type="float">
            <text:p><text:s/>-3,618 <text:s/></text:p>
          </table:table-cell>
          <table:table-cell table:style-name="ce42" office:value-type="float" office:value="675.066666666666" calcext:value-type="float">
            <text:p><text:s/>67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8433.07777777772" calcext:value-type="float">
            <text:p><text:s/>-8,43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402043.644444444" calcext:value-type="float">
            <text:p><text:s/>-402,044 <text:s/></text:p>
          </table:table-cell>
          <table:table-cell table:style-name="ce43" office:value-type="float" office:value="1189952.45470085" calcext:value-type="float">
            <text:p><text:s/>1,189,95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42855.7243564356" calcext:value-type="float">
            <text:p><text:s/>-42,856 <text:s/></text:p>
          </table:table-cell>
          <table:table-cell table:style-name="ce43" office:value-type="float" office:value="-67105.5555555556" calcext:value-type="float">
            <text:p><text:s/>-67,106 <text:s/></text:p>
          </table:table-cell>
          <table:table-cell table:style-name="ce43" office:value-type="float" office:value="-1062.4" calcext:value-type="float">
            <text:p><text:s/>-1,06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94719.3859903382" calcext:value-type="float">
            <text:p><text:s/>-94,71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99585.299145299" calcext:value-type="float">
            <text:p><text:s/>699,58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5.955555555556" calcext:value-type="float">
            <text:p><text:s/>54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202.2888888889" calcext:value-type="float">
            <text:p><text:s/>81,20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9313.9555555556" calcext:value-type="float">
            <text:p><text:s/>59,314 <text:s/></text:p>
          </table:table-cell>
          <table:table-cell table:style-name="ce42" office:value-type="float" office:value="4912545.46666667" calcext:value-type="float">
            <text:p><text:s/>4,912,5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9313.9555555556" calcext:value-type="float">
            <text:p><text:s/>59,314 <text:s/></text:p>
          </table:table-cell>
          <table:table-cell table:style-name="ce42" office:value-type="float" office:value="4912545.46666667" calcext:value-type="float">
            <text:p><text:s/>4,912,5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067285.95555556" calcext:value-type="float">
            <text:p><text:s/>3,067,286 <text:s/></text:p>
          </table:table-cell>
          <table:table-cell table:style-name="ce42" office:value-type="float" office:value="9739785.46666667" calcext:value-type="float">
            <text:p><text:s/>9,739,7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921.320132013" calcext:value-type="float">
            <text:p><text:s/>187,921 <text:s/></text:p>
          </table:table-cell>
          <table:table-cell table:style-name="ce42" office:value-type="float" office:value="416408.888888889" calcext:value-type="float">
            <text:p><text:s/>416,409 <text:s/></text:p>
          </table:table-cell>
          <table:table-cell table:style-name="ce42" office:value-type="float" office:value="27821.6" calcext:value-type="float">
            <text:p><text:s/>27,82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9019.918647343" calcext:value-type="float">
            <text:p><text:s/>459,02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067285.95555556" calcext:value-type="float">
            <text:p><text:s/>3,067,286 <text:s/></text:p>
          </table:table-cell>
          <table:table-cell table:style-name="ce42" office:value-type="float" office:value="9739785.46666667" calcext:value-type="float">
            <text:p><text:s/>9,739,7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921.320132013" calcext:value-type="float">
            <text:p><text:s/>187,921 <text:s/></text:p>
          </table:table-cell>
          <table:table-cell table:style-name="ce42" office:value-type="float" office:value="416408.888888889" calcext:value-type="float">
            <text:p><text:s/>416,409 <text:s/></text:p>
          </table:table-cell>
          <table:table-cell table:style-name="ce42" office:value-type="float" office:value="27821.6" calcext:value-type="float">
            <text:p><text:s/>27,82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9019.918647343" calcext:value-type="float">
            <text:p><text:s/>459,02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6181.2444444444" calcext:value-type="float">
            <text:p><text:s/>16,181 <text:s/></text:p>
          </table:table-cell>
          <table:table-cell table:style-name="ce42" office:value-type="float" office:value="973840.444444444" calcext:value-type="float">
            <text:p><text:s/>973,8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420.444444444444" calcext:value-type="float">
            <text:p><text:s/>420 <text:s/></text:p>
          </table:table-cell>
          <table:table-cell table:style-name="ce42" office:value-type="float" office:value="2.04444444444444" calcext:value-type="float">
            <text:p><text:s/>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74.3111111111111" calcext:value-type="float">
            <text:p><text:s/>74 <text:s/></text:p>
          </table:table-cell>
          <table:table-cell table:style-name="ce42" office:value-type="float" office:value="140623.022222222" calcext:value-type="float">
            <text:p><text:s/>140,6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15463.5555555556" calcext:value-type="float">
            <text:p><text:s/>15,464 <text:s/></text:p>
          </table:table-cell>
          <table:table-cell table:style-name="ce42" office:value-type="float" office:value="833207.2" calcext:value-type="float">
            <text:p><text:s/>833,2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22.933333333333" calcext:value-type="float">
            <text:p><text:s/>223 <text:s/></text:p>
          </table:table-cell>
          <table:table-cell table:style-name="ce43" office:value-type="float" office:value="8.17777777777778" calcext:value-type="float">
            <text:p><text:s/>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589747.11111111" calcext:value-type="float">
            <text:p><text:s/>2,589,747 <text:s/></text:p>
          </table:table-cell>
          <table:table-cell table:style-name="ce44" office:value-type="float" office:value="4343766.71111111" calcext:value-type="float">
            <text:p><text:s/>4,343,76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45065.595775578" calcext:value-type="float">
            <text:p><text:s/>145,066 <text:s/></text:p>
          </table:table-cell>
          <table:table-cell table:style-name="ce44" office:value-type="float" office:value="349303.333333333" calcext:value-type="float">
            <text:p><text:s/>349,303 <text:s/></text:p>
          </table:table-cell>
          <table:table-cell table:style-name="ce44" office:value-type="float" office:value="26213.2444444444" calcext:value-type="float">
            <text:p><text:s/>26,213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83098.243768116" calcext:value-type="float">
            <text:p><text:s/>283,09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589747.11111111" calcext:value-type="float">
            <text:p><text:s/>2,589,747 <text:s/></text:p>
          </table:table-cell>
          <table:table-cell table:style-name="ce44" office:value-type="float" office:value="4343766.71111111" calcext:value-type="float">
            <text:p><text:s/>4,343,767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61935.911111111" calcext:value-type="float">
            <text:p><text:s/>261,936 <text:s/></text:p>
          </table:table-cell>
          <table:table-cell table:style-name="ce42" office:value-type="float" office:value="3786320.31111111" calcext:value-type="float">
            <text:p><text:s/>3,786,3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32248.0888888889" calcext:value-type="float">
            <text:p><text:s/>32,248 <text:s/></text:p>
          </table:table-cell>
          <table:table-cell table:style-name="ce42" office:value-type="float" office:value="14655.6" calcext:value-type="float">
            <text:p><text:s/>14,6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0848.8888888889" calcext:value-type="float">
            <text:p><text:s/>30,849 <text:s/></text:p>
          </table:table-cell>
          <table:table-cell table:style-name="ce42" office:value-type="float" office:value="345989.511111111" calcext:value-type="float">
            <text:p><text:s/>345,9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859.82222222222" calcext:value-type="float">
            <text:p><text:s/>5,860 <text:s/></text:p>
          </table:table-cell>
          <table:table-cell table:style-name="ce42" office:value-type="float" office:value="660410.755555556" calcext:value-type="float">
            <text:p><text:s/>660,4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85.777777777778" calcext:value-type="float">
            <text:p><text:s/>186 <text:s/></text:p>
          </table:table-cell>
          <table:table-cell table:style-name="ce42" office:value-type="float" office:value="20613.1111111111" calcext:value-type="float">
            <text:p><text:s/>20,6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754.4" calcext:value-type="float">
            <text:p><text:s/>2,754 <text:s/></text:p>
          </table:table-cell>
          <table:table-cell table:style-name="ce42" office:value-type="float" office:value="7827.15555555556" calcext:value-type="float">
            <text:p><text:s/>7,8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065.86666666667" calcext:value-type="float">
            <text:p><text:s/>5,066 <text:s/></text:p>
          </table:table-cell>
          <table:table-cell table:style-name="ce42" office:value-type="float" office:value="414007.155555556" calcext:value-type="float">
            <text:p><text:s/>414,0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57.422222222222" calcext:value-type="float">
            <text:p><text:s/>157 <text:s/></text:p>
          </table:table-cell>
          <table:table-cell table:style-name="ce42" office:value-type="float" office:value="70.5333333333333" calcext:value-type="float">
            <text:p><text:s/>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3728.9777777778" calcext:value-type="float">
            <text:p><text:s/>13,729 <text:s/></text:p>
          </table:table-cell>
          <table:table-cell table:style-name="ce42" office:value-type="float" office:value="464722.666666667" calcext:value-type="float">
            <text:p><text:s/>464,7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1652.1777777778" calcext:value-type="float">
            <text:p><text:s/>11,652 <text:s/></text:p>
          </table:table-cell>
          <table:table-cell table:style-name="ce42" office:value-type="float" office:value="404471.866666667" calcext:value-type="float">
            <text:p><text:s/>404,4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1652.1777777778" calcext:value-type="float">
            <text:p>( 11,652 <text:s/>)</text:p>
          </table:table-cell>
          <table:table-cell table:style-name="ce45" office:value-type="float" office:value="404471.866666667" calcext:value-type="float">
            <text:p>( 404,47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2076.8" calcext:value-type="float">
            <text:p><text:s/>2,077 <text:s/></text:p>
          </table:table-cell>
          <table:table-cell table:style-name="ce46" office:value-type="float" office:value="60250.8" calcext:value-type="float">
            <text:p><text:s/>60,25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992.71111111111" calcext:value-type="float">
            <text:p><text:s/>1,993 <text:s/></text:p>
          </table:table-cell>
          <table:table-cell table:style-name="ce42" office:value-type="float" office:value="38327.2" calcext:value-type="float">
            <text:p><text:s/>38,3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956.266666666667" calcext:value-type="float">
            <text:p><text:s/>956 <text:s/></text:p>
          </table:table-cell>
          <table:table-cell table:style-name="ce42" office:value-type="float" office:value="103238.311111111" calcext:value-type="float">
            <text:p><text:s/>103,2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6327.2" calcext:value-type="float">
            <text:p><text:s/>6,327 <text:s/></text:p>
          </table:table-cell>
          <table:table-cell table:style-name="ce46" office:value-type="float" office:value="391253.511111111" calcext:value-type="float">
            <text:p><text:s/>391,25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46977.3333333333" calcext:value-type="float">
            <text:p><text:s/>46,977 <text:s/></text:p>
          </table:table-cell>
          <table:table-cell table:style-name="ce42" office:value-type="float" office:value="781009.466666667" calcext:value-type="float">
            <text:p><text:s/>781,0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2885.1555555556" calcext:value-type="float">
            <text:p><text:s/>12,885 <text:s/></text:p>
          </table:table-cell>
          <table:table-cell table:style-name="ce42" office:value-type="float" office:value="411916.711111111" calcext:value-type="float">
            <text:p><text:s/>411,9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4092.1777777778" calcext:value-type="float">
            <text:p><text:s/>34,092 <text:s/></text:p>
          </table:table-cell>
          <table:table-cell table:style-name="ce42" office:value-type="float" office:value="369092.755555556" calcext:value-type="float">
            <text:p><text:s/>369,0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1092.17777777778" calcext:value-type="float">
            <text:p>( 1,092 <text:s/>)</text:p>
          </table:table-cell>
          <table:table-cell table:style-name="ce45" office:value-type="float" office:value="19232.0888888889" calcext:value-type="float">
            <text:p>( 19,23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1080.44444444444" calcext:value-type="float">
            <text:p>( 1,080 <text:s/>)</text:p>
          </table:table-cell>
          <table:table-cell table:style-name="ce47" office:value-type="float" office:value="141426.488888889" calcext:value-type="float">
            <text:p>( 141,426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1132" calcext:value-type="float">
            <text:p><text:s/>11,132 <text:s/></text:p>
          </table:table-cell>
          <table:table-cell table:style-name="ce42" office:value-type="float" office:value="356412.088888889" calcext:value-type="float">
            <text:p><text:s/>356,4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9812.97777777778" calcext:value-type="float">
            <text:p><text:s/>9,813 <text:s/></text:p>
          </table:table-cell>
          <table:table-cell table:style-name="ce42" office:value-type="float" office:value="317762.888888889" calcext:value-type="float">
            <text:p><text:s/>317,7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319.02222222222" calcext:value-type="float">
            <text:p><text:s/>1,319 <text:s/></text:p>
          </table:table-cell>
          <table:table-cell table:style-name="ce42" office:value-type="float" office:value="38649.2" calcext:value-type="float">
            <text:p><text:s/>38,6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72.444444444445" calcext:value-type="float">
            <text:p>( 57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4735.37777777778" calcext:value-type="float">
            <text:p><text:s/>4,735 <text:s/></text:p>
          </table:table-cell>
          <table:table-cell table:style-name="ce42" office:value-type="float" office:value="85402.5777777778" calcext:value-type="float">
            <text:p><text:s/>85,4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902.84444444445" calcext:value-type="float">
            <text:p><text:s/>5,903 <text:s/></text:p>
          </table:table-cell>
          <table:table-cell table:style-name="ce46" office:value-type="float" office:value="13889.9555555556" calcext:value-type="float">
            <text:p><text:s/>13,89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503.64444444444" calcext:value-type="float">
            <text:p><text:s/>4,504 <text:s/></text:p>
          </table:table-cell>
          <table:table-cell table:style-name="ce42" office:value-type="float" office:value="23225.9111111111" calcext:value-type="float">
            <text:p><text:s/>23,2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3167.7333333333" calcext:value-type="float">
            <text:p><text:s/>13,168 <text:s/></text:p>
          </table:table-cell>
          <table:table-cell table:style-name="ce42" office:value-type="float" office:value="17092.5777777778" calcext:value-type="float">
            <text:p><text:s/>17,0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110.75555555556" calcext:value-type="float">
            <text:p><text:s/>1,111 <text:s/></text:p>
          </table:table-cell>
          <table:table-cell table:style-name="ce42" office:value-type="float" office:value="10667.9111111111" calcext:value-type="float">
            <text:p><text:s/>10,6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57.866666666667" calcext:value-type="float">
            <text:p><text:s/>358 <text:s/></text:p>
          </table:table-cell>
          <table:table-cell table:style-name="ce42" office:value-type="float" office:value="184" calcext:value-type="float">
            <text:p><text:s/>1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73922.9333333333" calcext:value-type="float">
            <text:p><text:s/>73,923 <text:s/></text:p>
          </table:table-cell>
          <table:table-cell table:style-name="ce42" office:value-type="float" office:value="37320.3111111111" calcext:value-type="float">
            <text:p><text:s/>37,3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1523615.37777778" calcext:value-type="float">
            <text:p><text:s/>1,523,615 <text:s/></text:p>
          </table:table-cell>
          <table:table-cell table:style-name="ce42" office:value-type="float" office:value="11853.6888888889" calcext:value-type="float">
            <text:p><text:s/>11,8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1470541.6" calcext:value-type="float">
            <text:p><text:s/>1,470,54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6230.3111111111" calcext:value-type="float">
            <text:p><text:s/>46,23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6843.46666666667" calcext:value-type="float">
            <text:p><text:s/>6,843 <text:s/></text:p>
          </table:table-cell>
          <table:table-cell table:style-name="ce42" office:value-type="float" office:value="11853.6888888889" calcext:value-type="float">
            <text:p><text:s/>11,8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537293.777777778" calcext:value-type="float">
            <text:p><text:s/>537,294 <text:s/></text:p>
          </table:table-cell>
          <table:table-cell table:style-name="ce42" office:value-type="float" office:value="268119.688888889" calcext:value-type="float">
            <text:p><text:s/>268,1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4761.77777777778" calcext:value-type="float">
            <text:p><text:s/>4,762 <text:s/></text:p>
          </table:table-cell>
          <table:table-cell table:style-name="ce42" office:value-type="float" office:value="6441.02222222222" calcext:value-type="float">
            <text:p><text:s/>6,4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532532" calcext:value-type="float">
            <text:p><text:s/>532,532 <text:s/></text:p>
          </table:table-cell>
          <table:table-cell table:style-name="ce43" office:value-type="float" office:value="261678.666666667" calcext:value-type="float">
            <text:p><text:s/>261,67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66902.044444444" calcext:value-type="float">
            <text:p><text:s/>266,902 <text:s/></text:p>
          </table:table-cell>
          <table:table-cell table:style-name="ce42" office:value-type="float" office:value="277473.022222222" calcext:value-type="float">
            <text:p><text:s/>277,4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6717.33333333333" calcext:value-type="float">
            <text:p><text:s/>6,717 <text:s/></text:p>
          </table:table-cell>
          <table:table-cell table:style-name="ce42" office:value-type="float" office:value="42682.8888888889" calcext:value-type="float">
            <text:p><text:s/>42,6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57136.4444444444" calcext:value-type="float">
            <text:p><text:s/>57,136 <text:s/></text:p>
          </table:table-cell>
          <table:table-cell table:style-name="ce42" office:value-type="float" office:value="2892.88888888889" calcext:value-type="float">
            <text:p><text:s/>2,8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2835.55555555556" calcext:value-type="float">
            <text:p><text:s/>2,836 <text:s/></text:p>
          </table:table-cell>
          <table:table-cell table:style-name="ce42" office:value-type="float" office:value="71.5555555555556" calcext:value-type="float">
            <text:p><text:s/>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4365.77777777778" calcext:value-type="float">
            <text:p><text:s/>4,366 <text:s/></text:p>
          </table:table-cell>
          <table:table-cell table:style-name="ce42" office:value-type="float" office:value="5070.22222222222" calcext:value-type="float">
            <text:p><text:s/>5,0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83226.755555556" calcext:value-type="float">
            <text:p><text:s/>183,227 <text:s/></text:p>
          </table:table-cell>
          <table:table-cell table:style-name="ce42" office:value-type="float" office:value="199836.266666667" calcext:value-type="float">
            <text:p><text:s/>199,8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2620.1777777778" calcext:value-type="float">
            <text:p><text:s/>12,620 <text:s/></text:p>
          </table:table-cell>
          <table:table-cell table:style-name="ce43" office:value-type="float" office:value="26919.2" calcext:value-type="float">
            <text:p><text:s/>26,91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065.595775578" calcext:value-type="float">
            <text:p><text:s/>145,066 <text:s/></text:p>
          </table:table-cell>
          <table:table-cell table:style-name="ce42" office:value-type="float" office:value="349303.333333333" calcext:value-type="float">
            <text:p><text:s/>349,303 <text:s/></text:p>
          </table:table-cell>
          <table:table-cell table:style-name="ce42" office:value-type="float" office:value="26213.2444444444" calcext:value-type="float">
            <text:p><text:s/>26,2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3098.243768116" calcext:value-type="float">
            <text:p><text:s/>283,09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5065.595775578" calcext:value-type="float">
            <text:p><text:s/>145,066 <text:s/></text:p>
          </table:table-cell>
          <table:table-cell table:style-name="ce42" office:value-type="float" office:value="349303.333333333" calcext:value-type="float">
            <text:p><text:s/>349,303 <text:s/></text:p>
          </table:table-cell>
          <table:table-cell table:style-name="ce42" office:value-type="float" office:value="26213.2444444444" calcext:value-type="float">
            <text:p><text:s/>26,21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3098.243768116" calcext:value-type="float">
            <text:p><text:s/>283,09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44359.992004298" calcext:value-type="float">
            <text:p><text:s/>244,360 <text:s/></text:p>
          </table:table-cell>
          <table:table-cell table:style-name="ce42" office:value-type="float" office:value="20287174.3229957" calcext:value-type="float">
            <text:p><text:s/>20,287,1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44359.992004298" calcext:value-type="float">
            <text:p><text:s/>244,360 <text:s/></text:p>
          </table:table-cell>
          <table:table-cell table:style-name="ce42" office:value-type="float" office:value="20287174.3229957" calcext:value-type="float">
            <text:p><text:s/>20,287,1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276323.3" calcext:value-type="float">
            <text:p><text:s/>1,276,323 <text:s/></text:p>
          </table:table-cell>
          <table:table-cell table:number-columns-repeated="7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134145" calcext:value-type="float">
            <text:p><text:s/>134,1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1142178.3" calcext:value-type="float">
            <text:p><text:s/>1,142,17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75636" calcext:value-type="float">
            <text:p><text:s/>75,6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75636" calcext:value-type="float">
            <text:p><text:s/>75,6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1066542.3" calcext:value-type="float">
            <text:p><text:s/>1,066,542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631251.9" calcext:value-type="float">
            <text:p><text:s/>631,252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286126.2" calcext:value-type="float">
            <text:p><text:s/>286,1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402.3" calcext:value-type="float">
            <text:p><text:s/>4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5794.1" calcext:value-type="float">
            <text:p><text:s/>15,7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864.9" calcext:value-type="float">
            <text:p><text:s/>8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9" calcext:value-type="float">
            <text:p><text:s/>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15.3" calcext:value-type="float">
            <text:p><text:s/>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48280.5" calcext:value-type="float">
            <text:p><text:s/>48,2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46287" calcext:value-type="float">
            <text:p><text:s/>46,2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46287" calcext:value-type="float">
            <text:p>( 46,28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141.3" calcext:value-type="float">
            <text:p><text:s/>1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778.5" calcext:value-type="float">
            <text:p><text:s/>7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1073.7" calcext:value-type="float">
            <text:p><text:s/>1,07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40.5" calcext:value-type="float">
            <text:p><text:s/>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17.1" calcext:value-type="float">
            <text:p><text:s/>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96.3" calcext:value-type="float">
            <text:p><text:s/>9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188082" calcext:value-type="float">
            <text:p><text:s/>188,0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188082" calcext:value-type="float">
            <text:p><text:s/>188,0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122576.4" calcext:value-type="float">
            <text:p>( 122,57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61371.9" calcext:value-type="float">
            <text:p>( 61,372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855.9" calcext:value-type="float">
            <text:p><text:s/>8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855.9" calcext:value-type="float">
            <text:p><text:s/>8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1254.6" calcext:value-type="float">
            <text:p><text:s/>1,2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632.6" calcext:value-type="float">
            <text:p><text:s/>1,63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20672.1" calcext:value-type="float">
            <text:p><text:s/>20,6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8109" calcext:value-type="float">
            <text:p><text:s/>8,1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77505.3" calcext:value-type="float">
            <text:p><text:s/>77,5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70513.2" calcext:value-type="float">
            <text:p><text:s/>70,5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5419.8" calcext:value-type="float">
            <text:p><text:s/>5,4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1572.3" calcext:value-type="float">
            <text:p><text:s/>1,57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267620.4" calcext:value-type="float">
            <text:p><text:s/>267,620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435290.4" calcext:value-type="float">
            <text:p><text:s/>435,2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435290.4" calcext:value-type="float">
            <text:p><text:s/>435,2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56872.538871111" calcext:value-type="float">
            <text:p><text:s/>456,873 <text:s/></text:p>
          </table:table-cell>
          <table:table-cell table:style-name="ce41" office:value-type="float" office:value="7914.37933333333" calcext:value-type="float">
            <text:p><text:s/>7,914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788604.82688889" calcext:value-type="float">
            <text:p><text:s/>3,788,6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788604.82688889" calcext:value-type="float">
            <text:p><text:s/>3,788,605 <text:s/></text:p>
          </table:table-cell>
          <table:table-cell table:style-name="ce43" office:value-type="float" office:value="456872.538871111" calcext:value-type="float">
            <text:p><text:s/>456,873 <text:s/></text:p>
          </table:table-cell>
          <table:table-cell table:style-name="ce43" office:value-type="float" office:value="7914.37933333333" calcext:value-type="float">
            <text:p><text:s/>7,91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29.157468260126" calcext:value-type="float">
            <text:p><text:s/>8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788604.82688889" calcext:value-type="float">
            <text:p><text:s/>3,788,605 <text:s/></text:p>
          </table:table-cell>
          <table:table-cell table:style-name="ce42" office:value-type="float" office:value="456872.538871111" calcext:value-type="float">
            <text:p><text:s/>456,873 <text:s/></text:p>
          </table:table-cell>
          <table:table-cell table:style-name="ce42" office:value-type="float" office:value="7914.37933333333" calcext:value-type="float">
            <text:p><text:s/>7,91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788604.82688889" calcext:value-type="float">
            <text:p><text:s/>3,788,605 <text:s/></text:p>
          </table:table-cell>
          <table:table-cell table:style-name="ce42" office:value-type="float" office:value="456872.538871111" calcext:value-type="float">
            <text:p><text:s/>456,873 <text:s/></text:p>
          </table:table-cell>
          <table:table-cell table:style-name="ce42" office:value-type="float" office:value="7914.37933333333" calcext:value-type="float">
            <text:p><text:s/>7,91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50909.10589111" calcext:value-type="float">
            <text:p><text:s/>4,150,9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50909.10589111" calcext:value-type="float">
            <text:p><text:s/>4,150,9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5373.079777778" calcext:value-type="float">
            <text:p><text:s/>275,3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391.2350888889" calcext:value-type="float">
            <text:p><text:s/>19,3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0.14736" calcext:value-type="float">
            <text:p><text:s/>7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677.2181733333" calcext:value-type="float">
            <text:p><text:s/>11,6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732.2713911111" calcext:value-type="float">
            <text:p><text:s/>60,7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2782.207764444" calcext:value-type="float">
            <text:p><text:s/>182,7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53689.317336184" calcext:value-type="float">
            <text:p><text:s/>253,6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621017.55130889" calcext:value-type="float">
            <text:p><text:s/>3,621,0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621017.55130889" calcext:value-type="float">
            <text:p><text:s/>3,621,0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76810.94921556" calcext:value-type="float">
            <text:p><text:s/>2,276,8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878.2938577778" calcext:value-type="float">
            <text:p><text:s/>31,8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5543.805722222" calcext:value-type="float">
            <text:p><text:s/>125,54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0921.48736" calcext:value-type="float">
            <text:p><text:s/>400,9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74.26855333333" calcext:value-type="float">
            <text:p><text:s/>7,0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854.3838222222" calcext:value-type="float">
            <text:p><text:s/>50,8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3980.816153333" calcext:value-type="float">
            <text:p><text:s/>143,98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617.356" calcext:value-type="float">
            <text:p><text:s/>6,6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2320.83214" calcext:value-type="float">
            <text:p><text:s/>442,3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8856.755075556" calcext:value-type="float">
            <text:p><text:s/>138,8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17567.90734" calcext:value-type="float">
            <text:p>( 117,56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1288.8477355556" calcext:value-type="float">
            <text:p>( 21,289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2466.32558" calcext:value-type="float">
            <text:p><text:s/>192,46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0997.751484444" calcext:value-type="float">
            <text:p><text:s/>110,9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5346.9461555556" calcext:value-type="float">
            <text:p><text:s/>65,3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923.4081466667" calcext:value-type="float">
            <text:p><text:s/>30,9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77895.5370644445" calcext:value-type="float">
            <text:p><text:s/>77,8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7277.275337778" calcext:value-type="float">
            <text:p><text:s/>227,2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3168.319535556" calcext:value-type="float">
            <text:p><text:s/>163,1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108.9558022222" calcext:value-type="float">
            <text:p><text:s/>64,1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7894.555977778" calcext:value-type="float">
            <text:p><text:s/>307,8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3192.32486" calcext:value-type="float">
            <text:p><text:s/>283,1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702.2311177778" calcext:value-type="float">
            <text:p><text:s/>24,7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2432.4630266667" calcext:value-type="float">
            <text:p>( 22,432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2332.9672822222" calcext:value-type="float">
            <text:p><text:s/>92,3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50387.9040555556" calcext:value-type="float">
            <text:p><text:s/>50,3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4910.651513333" calcext:value-type="float">
            <text:p><text:s/>104,9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0467.0552822222" calcext:value-type="float">
            <text:p><text:s/>40,4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446.7721844444" calcext:value-type="float">
            <text:p><text:s/>22,4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329.7675733333" calcext:value-type="float">
            <text:p><text:s/>43,3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06.86503333333" calcext:value-type="float">
            <text:p><text:s/>4,4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247.5311111111" calcext:value-type="float">
            <text:p><text:s/>22,24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247.5311111111" calcext:value-type="float">
            <text:p><text:s/>22,24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9221.34754" calcext:value-type="float">
            <text:p><text:s/>69,2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405.3606844444" calcext:value-type="float">
            <text:p><text:s/>19,40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9815.9868555556" calcext:value-type="float">
            <text:p><text:s/>49,8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9342.356515556" calcext:value-type="float">
            <text:p><text:s/>499,3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644.6315387103" calcext:value-type="float">
            <text:p><text:s/>53,6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409.9649574496" calcext:value-type="float">
            <text:p><text:s/>22,4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456.9957488889" calcext:value-type="float">
            <text:p><text:s/>12,4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997.5307844444" calcext:value-type="float">
            <text:p><text:s/>12,9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079.2411888889" calcext:value-type="float">
            <text:p><text:s/>17,0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133.7846372329" calcext:value-type="float">
            <text:p><text:s/>12,1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08.77356684997" calcext:value-type="float">
            <text:p><text:s/>4,90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8545.8102597571" calcext:value-type="float">
            <text:p><text:s/>68,54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4701.9276577778" calcext:value-type="float">
            <text:p><text:s/>84,7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10463.696175556" calcext:value-type="float">
            <text:p><text:s/>210,4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53395.366926667" calcext:value-type="float">
            <text:p><text:s/>753,3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3084207" calcext:value-type="float">
            <text:p><text:s/>13,084,207 <text:s/></text:p>
          </table:table-cell>
          <table:table-cell table:style-name="ce42" office:value-type="float" office:value="4781224.244" calcext:value-type="float">
            <text:p><text:s/>4,781,224 <text:s/></text:p>
          </table:table-cell>
          <table:table-cell table:style-name="ce42" office:value-type="float" office:value="8282.49" calcext:value-type="float">
            <text:p><text:s/>8,28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3084207" calcext:value-type="float">
            <text:p><text:s/>13,084,207 <text:s/></text:p>
          </table:table-cell>
          <table:table-cell table:style-name="ce42" office:value-type="float" office:value="4781224.244" calcext:value-type="float">
            <text:p><text:s/>4,781,224 <text:s/></text:p>
          </table:table-cell>
          <table:table-cell table:style-name="ce42" office:value-type="float" office:value="8282.49" calcext:value-type="float">
            <text:p><text:s/>8,28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1年(西元1982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3440016.25264733" calcext:value-type="float">
            <text:p><text:s/>3,440,016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784259.1233333" calcext:value-type="float">
            <text:p><text:s/>27,784,259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1537.307156455" calcext:value-type="float">
            <text:p><text:s/>741,537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6660.8" calcext:value-type="float">
            <text:p><text:s/>256,661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3430.168888889" calcext:value-type="float">
            <text:p><text:s/>303,430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3546.903165683" calcext:value-type="float">
            <text:p><text:s/>523,547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9399100.1967696" calcext:value-type="float">
            <text:p><text:s/>29,399,100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8380.87692308" calcext:value-type="float">
            <text:p><text:s/>1,058,381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92.09080159347" calcext:value-type="float">
            <text:p><text:s/>1,292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210545.7084378" calcext:value-type="float">
            <text:p><text:s/>32,210,546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66782.06777778" calcext:value-type="float">
            <text:p><text:s/>1,766,782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9200.31223333" calcext:value-type="float">
            <text:p><text:s/>1,099,200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017125.4333333" calcext:value-type="float">
            <text:p><text:s/>19,017,125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27437.8950933" calcext:value-type="float">
            <text:p><text:s/>10,327,438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81504.1757816" calcext:value-type="float">
            <text:p><text:s/>26,381,504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104456.8424482" calcext:value-type="float">
            <text:p><text:s/>26,104,457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77047.333333333" calcext:value-type="float">
            <text:p><text:s/>277,047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21955.84222222" calcext:value-type="float">
            <text:p><text:s/>2,321,956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976.1806444444" calcext:value-type="float">
            <text:p><text:s/>26,976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8919.705137778" calcext:value-type="float">
            <text:p><text:s/>298,920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77.2181733333" calcext:value-type="float">
            <text:p><text:s/>11,677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95605.01939111" calcext:value-type="float">
            <text:p><text:s/>1,795,605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339.085542222" calcext:value-type="float">
            <text:p><text:s/>188,339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38.633333333333" calcext:value-type="float">
            <text:p><text:s/>439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54576.484658407" calcext:value-type="float">
            <text:p><text:s/>254,576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9933853.3695081" calcext:value-type="float">
            <text:p><text:s/>19,933,853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6480627.2188533" calcext:value-type="float">
            <text:p><text:s/>16,480,627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84941.21009333" calcext:value-type="float">
            <text:p><text:s/>8,684,941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612.42608" calcext:value-type="float">
            <text:p><text:s/>106,612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3257.701055556" calcext:value-type="float">
            <text:p><text:s/>533,258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5741.05580444" calcext:value-type="float">
            <text:p><text:s/>1,085,741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157.9907755556" calcext:value-type="float">
            <text:p><text:s/>28,158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224.7116" calcext:value-type="float">
            <text:p><text:s/>62,225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9481.70282" calcext:value-type="float">
            <text:p><text:s/>639,482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09.28933333333" calcext:value-type="float">
            <text:p><text:s/>7,109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6912.45791778" calcext:value-type="float">
            <text:p><text:s/>1,066,912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3122.505297778" calcext:value-type="float">
            <text:p><text:s/>603,123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81833.657562222" calcext:value-type="float">
            <text:p>( 581,834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1288.8477355556" calcext:value-type="float">
            <text:p>( 21,289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7698.416691111" calcext:value-type="float">
            <text:p><text:s/>257,698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5977.130373333" calcext:value-type="float">
            <text:p><text:s/>115,977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90114.4055555556" calcext:value-type="float">
            <text:p><text:s/>90,114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192.707488889" calcext:value-type="float">
            <text:p><text:s/>107,193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298.060591111" calcext:value-type="float">
            <text:p><text:s/>138,298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77094.502842222" calcext:value-type="float">
            <text:p><text:s/>477,095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37386.44889333" calcext:value-type="float">
            <text:p><text:s/>2,437,386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82224.37398" calcext:value-type="float">
            <text:p><text:s/>1,482,224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5162.074913334" calcext:value-type="float">
            <text:p><text:s/>955,162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43373.614222222" calcext:value-type="float">
            <text:p>( 143,374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04663.968" calcext:value-type="float">
            <text:p>( 204,664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75157.93574444" calcext:value-type="float">
            <text:p><text:s/>1,275,158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9874.57129333" calcext:value-type="float">
            <text:p><text:s/>1,209,875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283.3644511111" calcext:value-type="float">
            <text:p><text:s/>65,283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3452.1074711111" calcext:value-type="float">
            <text:p>( 23,452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5104.810393333" calcext:value-type="float">
            <text:p><text:s/>185,105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90269.6158333333" calcext:value-type="float">
            <text:p><text:s/>90,270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4608.029291111" calcext:value-type="float">
            <text:p><text:s/>154,608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886.6437266667" calcext:value-type="float">
            <text:p><text:s/>74,887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990.43174" calcext:value-type="float">
            <text:p><text:s/>50,990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373.5675733333" calcext:value-type="float">
            <text:p><text:s/>45,374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081.120588889" calcext:value-type="float">
            <text:p><text:s/>119,081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05655.12888889" calcext:value-type="float">
            <text:p><text:s/>3,405,655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138.1088888889" calcext:value-type="float">
            <text:p><text:s/>51,138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65729.8" calcext:value-type="float">
            <text:p><text:s/>3,265,730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090.0644444445" calcext:value-type="float">
            <text:p><text:s/>70,090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697.1555555556" calcext:value-type="float">
            <text:p><text:s/>18,697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6078.453095556" calcext:value-type="float">
            <text:p><text:s/>876,078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031.3995733333" calcext:value-type="float">
            <text:p><text:s/>32,031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44047.053522222" calcext:value-type="float">
            <text:p><text:s/>844,047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2795.68096" calcext:value-type="float">
            <text:p><text:s/>1,602,796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644.6315387103" calcext:value-type="float">
            <text:p><text:s/>53,645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880.131624116" calcext:value-type="float">
            <text:p><text:s/>169,880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587.5846377778" calcext:value-type="float">
            <text:p><text:s/>75,588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97.5307844444" calcext:value-type="float">
            <text:p><text:s/>12,998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245.8189666667" calcext:value-type="float">
            <text:p><text:s/>29,246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872.6513038996" calcext:value-type="float">
            <text:p><text:s/>24,873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08.77356684997" calcext:value-type="float">
            <text:p><text:s/>4,909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545.8102597571" calcext:value-type="float">
            <text:p><text:s/>68,546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0334.59988" calcext:value-type="float">
            <text:p><text:s/>840,335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22778.148397778" calcext:value-type="float">
            <text:p><text:s/>322,778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911156.74581556" calcext:value-type="float">
            <text:p><text:s/>1,911,157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53226.1506548" calcext:value-type="float">
            <text:p><text:s/>3,453,226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53226.1506548" calcext:value-type="float">
            <text:p><text:s/>3,453,226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14255.33333333" calcext:value-type="float">
            <text:p>( 2,214,255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732120.497" calcext:value-type="float">
            <text:p><text:s/>42,732,120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732120.497" calcext:value-type="float">
            <text:p><text:s/>42,732,120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